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625in" style:rel-column-width="5912*"/>
    </style:style>
    <style:style style:name="Table3.B" style:family="table-column">
      <style:table-column-properties style:column-width="2.0313in" style:rel-column-width="19217*"/>
    </style:style>
    <style:style style:name="Table3.C" style:family="table-column">
      <style:table-column-properties style:column-width="4.2708in" style:rel-column-width="4040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4.6167in" style:rel-column-width="4369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479in" fo:margin-left="-0.0167in" fo:margin-right="-0.0063in" table:align="margins"/>
    </style:style>
    <style:style style:name="Table2.A" style:family="table-column">
      <style:table-column-properties style:column-width="3.4792in" style:rel-column-width="32816*"/>
    </style:style>
    <style:style style:name="Table2.B" style:family="table-column">
      <style:table-column-properties style:column-width="3.4688in" style:rel-column-width="3271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style:font-name="Ubuntu1" fo:font-style="italic" officeooo:paragraph-rsid="00135349" style:font-style-asian="italic" style:font-style-complex="italic"/>
    </style:style>
    <style:style style:name="P2" style:family="paragraph" style:parent-style-name="Footer">
      <style:paragraph-properties fo:text-align="start" style:justify-single-word="false"/>
      <style:text-properties style:font-name="Ubuntu1" officeooo:rsid="001820a9" officeooo:paragraph-rsid="001820a9"/>
    </style:style>
    <style:style style:name="P3" style:family="paragraph" style:parent-style-name="Footer">
      <style:paragraph-properties fo:text-align="start" style:justify-single-word="false"/>
      <style:text-properties officeooo:paragraph-rsid="001820a9"/>
    </style:style>
    <style:style style:name="P4" style:family="paragraph" style:parent-style-name="Standard">
      <style:paragraph-properties fo:text-align="start" style:justify-single-word="false"/>
      <style:text-properties style:font-name="Ubuntu1" fo:font-size="16pt" fo:font-weight="bold" officeooo:paragraph-rsid="00145d12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1" fo:font-size="16pt" fo:font-weight="normal" officeooo:rsid="00145d12" officeooo:paragraph-rsid="00145d12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1" fo:font-size="16pt" officeooo:rsid="00145d12" officeooo:paragraph-rsid="00145d12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Ubuntu1" fo:font-size="26pt" officeooo:rsid="00145d12" officeooo:paragraph-rsid="00145d12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Ubuntu1" fo:font-size="26pt" style:text-underline-style="solid" style:text-underline-width="auto" style:text-underline-color="font-color" officeooo:rsid="00145d12" officeooo:paragraph-rsid="00145d12" style:font-size-asian="26pt" style:font-size-complex="26pt"/>
    </style:style>
    <style:style style:name="P9" style:family="paragraph" style:parent-style-name="Text_20_body">
      <style:text-properties fo:font-size="12pt" officeooo:paragraph-rsid="0016854b" style:font-size-asian="10.5pt" style:font-size-complex="12pt"/>
    </style:style>
    <style:style style:name="P10" style:family="paragraph" style:parent-style-name="Text_20_body">
      <style:text-properties fo:font-size="12pt" fo:font-style="normal" officeooo:paragraph-rsid="001b2655" style:font-size-asian="10.5pt" style:font-style-asian="normal" style:font-size-complex="12pt" style:font-style-complex="normal"/>
    </style:style>
    <style:style style:name="P11" style:family="paragraph" style:parent-style-name="Text_20_body">
      <style:text-properties fo:font-size="12pt" fo:font-style="normal" officeooo:paragraph-rsid="0023d9c6" style:font-size-asian="10.5pt" style:font-style-asian="normal" style:font-size-complex="12pt" style:font-style-complex="normal"/>
    </style:style>
    <style:style style:name="P12" style:family="paragraph" style:parent-style-name="Text_20_body">
      <style:paragraph-properties fo:line-height="0.1402in"/>
      <style:text-properties style:font-name="FreeMono" fo:font-size="12pt" style:text-underline-style="none" officeooo:paragraph-rsid="00228077" style:font-size-asian="12pt" style:font-size-complex="12pt"/>
    </style:style>
    <style:style style:name="P13" style:family="paragraph" style:parent-style-name="Text_20_body">
      <style:paragraph-properties fo:line-height="0.1402in"/>
      <style:text-properties style:font-name="FreeMono" fo:font-size="12pt" style:text-underline-style="none" fo:font-weight="normal" officeooo:rsid="00210e6d" officeooo:paragraph-rsid="00210e6d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line-height="0.1402in"/>
      <style:text-properties style:font-name="FreeMono" fo:font-size="12pt" style:text-underline-style="none" fo:font-weight="normal" officeooo:rsid="00210e6d" officeooo:paragraph-rsid="00228077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Ubuntu1" fo:font-size="12pt" style:text-underline-style="none" fo:font-weight="normal" officeooo:rsid="0023d9c6" officeooo:paragraph-rsid="0023d9c6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style:font-name="Ubuntu1" fo:font-size="12pt" style:text-underline-style="none" fo:font-weight="normal" officeooo:rsid="0016854b" officeooo:paragraph-rsid="0016854b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style:font-name="Ubuntu1" fo:font-size="12pt" style:text-underline-style="none" officeooo:paragraph-rsid="002358bc" style:font-size-asian="10.5pt" style:font-size-complex="12pt"/>
    </style:style>
    <style:style style:name="P18" style:family="paragraph" style:parent-style-name="Text_20_body">
      <style:text-properties style:font-name="Ubuntu1" fo:font-size="12pt" style:text-underline-style="none" officeooo:paragraph-rsid="002d255b" style:font-size-asian="10.5pt" style:font-size-complex="12pt"/>
    </style:style>
    <style:style style:name="P19" style:family="paragraph" style:parent-style-name="Text_20_body">
      <style:text-properties style:font-name="Ubuntu1" fo:font-size="12pt" fo:font-style="normal" style:text-underline-style="none" fo:font-weight="normal" officeooo:rsid="0023d9c6" officeooo:paragraph-rsid="0023d9c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style:font-name="Ubuntu1" fo:font-size="12pt" fo:font-style="normal" style:text-underline-style="none" fo:font-weight="normal" officeooo:rsid="001b2655" officeooo:paragraph-rsid="001b265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style:font-name="Ubuntu1" fo:font-size="9pt" fo:font-style="italic" style:text-underline-style="none" fo:font-weight="normal" officeooo:rsid="002358bc" officeooo:paragraph-rsid="0023d9c6" style:font-size-asian="9pt" style:font-style-asian="italic" style:font-weight-asian="normal" style:font-size-complex="9pt" style:font-style-complex="italic" style:font-weight-complex="normal"/>
    </style:style>
    <style:style style:name="P22" style:family="paragraph" style:parent-style-name="Text_20_body">
      <style:text-properties style:font-name="Ubuntu1" fo:font-size="9pt" fo:font-style="italic" style:text-underline-style="none" fo:font-weight="normal" officeooo:rsid="001c6aba" officeooo:paragraph-rsid="001c6aba" style:font-size-asian="7.84999990463257pt" style:font-style-asian="italic" style:font-weight-asian="normal" style:font-size-complex="9pt" style:font-style-complex="italic" style:font-weight-complex="normal"/>
    </style:style>
    <style:style style:name="P23" style:family="paragraph" style:parent-style-name="Text_20_body">
      <style:text-properties style:font-name="Ubuntu1" fo:font-size="9pt" fo:font-style="italic" style:text-underline-style="none" fo:font-weight="normal" officeooo:rsid="001c6aba" officeooo:paragraph-rsid="001d4c02" style:font-size-asian="7.84999990463257pt" style:font-style-asian="italic" style:font-weight-asian="normal" style:font-size-complex="9pt" style:font-style-complex="italic" style:font-weight-complex="normal"/>
    </style:style>
    <style:style style:name="P24" style:family="paragraph" style:parent-style-name="Text_20_body">
      <style:paragraph-properties fo:break-before="page"/>
      <style:text-properties style:font-name="Ubuntu1" fo:font-size="12pt" fo:font-style="normal" style:text-underline-style="none" fo:font-weight="normal" officeooo:rsid="0023d9c6" officeooo:paragraph-rsid="0023d9c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 style:master-page-name="">
      <style:paragraph-properties fo:line-height="0.1402in" style:page-number="auto"/>
      <style:text-properties style:font-name="FreeMono" fo:font-size="12pt" style:text-underline-style="none" officeooo:paragraph-rsid="00210e6d" style:font-size-asian="12pt" style:font-size-complex="12pt"/>
    </style:style>
    <style:style style:name="P26" style:family="paragraph" style:parent-style-name="Table_20_Contents">
      <style:text-properties style:font-name="Ubuntu1" fo:font-size="12pt" officeooo:paragraph-rsid="0023d9c6" style:font-size-asian="10.5pt" style:font-size-complex="12pt"/>
    </style:style>
    <style:style style:name="P27" style:family="paragraph" style:parent-style-name="Table_20_Contents">
      <style:text-properties style:font-name="Ubuntu1" fo:font-size="12pt" officeooo:rsid="001efa35" officeooo:paragraph-rsid="0023d9c6" style:font-size-asian="10.5pt" style:font-size-complex="12pt"/>
    </style:style>
    <style:style style:name="P28" style:family="paragraph" style:parent-style-name="Table_20_Contents">
      <style:text-properties style:font-name="Ubuntu1" fo:font-size="12pt" officeooo:rsid="001f7316" officeooo:paragraph-rsid="0023d9c6" style:font-size-asian="10.5pt" style:font-size-complex="12pt"/>
    </style:style>
    <style:style style:name="P29" style:family="paragraph" style:parent-style-name="Table_20_Contents">
      <style:text-properties style:font-name="Ubuntu1" fo:font-size="12pt" officeooo:rsid="001c6aba" officeooo:paragraph-rsid="001c6aba" style:font-size-asian="10.5pt" style:font-size-complex="12pt"/>
    </style:style>
    <style:style style:name="P30" style:family="paragraph" style:parent-style-name="Table_20_Contents">
      <style:text-properties style:font-name="Ubuntu1" fo:font-size="12pt" officeooo:paragraph-rsid="001c9c47" style:font-size-asian="12pt" style:font-size-complex="12pt"/>
    </style:style>
    <style:style style:name="P31" style:family="paragraph" style:parent-style-name="Table_20_Contents">
      <style:text-properties style:font-name="Ubuntu1" fo:font-size="12pt" officeooo:rsid="001c9c47" officeooo:paragraph-rsid="001c9c47" style:font-size-asian="12pt" style:font-size-complex="12pt"/>
    </style:style>
    <style:style style:name="P32" style:family="paragraph" style:parent-style-name="Table_20_Contents">
      <style:text-properties style:font-name="Ubuntu1" fo:font-size="12pt" officeooo:rsid="001d4c02" officeooo:paragraph-rsid="001d4c02" style:font-size-asian="12pt" style:font-size-complex="12pt"/>
    </style:style>
    <style:style style:name="P33" style:family="paragraph" style:parent-style-name="Table_20_Contents">
      <style:text-properties style:font-name="Ubuntu1" fo:font-size="12pt" fo:font-weight="bold" officeooo:rsid="001efa35" officeooo:paragraph-rsid="0023d9c6" style:font-size-asian="10.5pt" style:font-weight-asian="bold" style:font-size-complex="12pt" style:font-weight-complex="bold"/>
    </style:style>
    <style:style style:name="P34" style:family="paragraph" style:parent-style-name="Table_20_Contents">
      <style:text-properties style:font-name="Ubuntu1" fo:font-size="12pt" fo:font-weight="bold" officeooo:rsid="002358bc" officeooo:paragraph-rsid="0023d9c6" style:font-size-asian="10.5pt" style:font-weight-asian="bold" style:font-size-complex="12pt" style:font-weight-complex="bold"/>
    </style:style>
    <style:style style:name="P35" style:family="paragraph" style:parent-style-name="Table_20_Contents">
      <style:text-properties style:font-name="Ubuntu1" fo:font-size="12pt" fo:font-weight="bold" officeooo:rsid="001b2655" officeooo:paragraph-rsid="001b2655" style:font-size-asian="10.5pt" style:font-weight-asian="bold" style:font-size-complex="12pt" style:font-weight-complex="bold"/>
    </style:style>
    <style:style style:name="P36" style:family="paragraph" style:parent-style-name="Table_20_Contents">
      <style:text-properties style:font-name="Ubuntu1" fo:font-size="12pt" fo:font-weight="bold" officeooo:rsid="001c9c47" officeooo:paragraph-rsid="001c9c47" style:font-size-asian="12pt" style:font-weight-asian="bold" style:font-size-complex="12pt" style:font-weight-complex="bold"/>
    </style:style>
    <style:style style:name="P37" style:family="paragraph" style:parent-style-name="Text_20_body" style:list-style-name="L1">
      <style:text-properties style:font-name="Ubuntu1" fo:font-size="12pt" fo:font-style="normal" style:text-underline-style="none" fo:font-weight="normal" officeooo:rsid="0023d9c6" officeooo:paragraph-rsid="0023d9c6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text-properties style:font-name="Ubuntu1" officeooo:paragraph-rsid="00228077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Heading_20_2">
      <style:text-properties fo:font-size="18pt" fo:font-style="italic" style:text-underline-style="none" fo:font-weight="normal" officeooo:rsid="00228077" officeooo:paragraph-rsid="002358bc" style:font-size-asian="18pt" style:font-style-asian="italic" style:font-weight-asian="normal" style:font-size-complex="18pt" style:font-style-complex="italic" style:font-weight-complex="normal"/>
    </style:style>
    <style:style style:name="P41" style:family="paragraph" style:parent-style-name="Heading_20_2">
      <style:text-properties style:font-name="Ubuntu1" fo:font-size="18pt" fo:font-weight="normal" officeooo:rsid="00228077" officeooo:paragraph-rsid="002d255b" style:font-size-asian="18pt" style:font-weight-asian="normal" style:font-size-complex="18pt" style:font-weight-complex="normal"/>
    </style:style>
    <style:style style:name="P42" style:family="paragraph" style:parent-style-name="Heading_20_2">
      <style:text-properties style:font-name="Ubuntu1" fo:font-size="18pt" fo:font-style="italic" style:text-underline-style="none" fo:font-weight="normal" officeooo:rsid="001820a9" officeooo:paragraph-rsid="001820a9" style:font-size-asian="15.75pt" style:font-style-asian="italic" style:font-weight-asian="normal" style:font-size-complex="18pt" style:font-style-complex="italic" style:font-weight-complex="normal"/>
    </style:style>
    <style:style style:name="P43" style:family="paragraph" style:parent-style-name="Heading_20_2" style:list-style-name="">
      <style:text-properties style:font-name="Ubuntu1" fo:font-size="18pt" fo:font-style="italic" style:text-underline-style="none" fo:font-weight="normal" officeooo:rsid="001b2655" officeooo:paragraph-rsid="001b2655" style:font-size-asian="15.75pt" style:font-style-asian="italic" style:font-weight-asian="normal" style:font-size-complex="18pt" style:font-style-complex="italic" style:font-weight-complex="normal"/>
    </style:style>
    <style:style style:name="P44" style:family="paragraph" style:parent-style-name="Heading_20_2">
      <style:text-properties style:font-name="Ubuntu1" fo:font-size="18pt" style:text-underline-style="none" fo:font-weight="normal" officeooo:rsid="0023d9c6" style:font-size-asian="18pt" style:font-weight-asian="normal" style:font-size-complex="18pt" style:font-weight-complex="normal"/>
    </style:style>
    <style:style style:name="P45" style:family="paragraph" style:parent-style-name="Heading_20_2">
      <style:text-properties style:font-name="Ubuntu1" fo:font-size="18pt" style:text-underline-style="none" fo:font-weight="normal" officeooo:rsid="00145d12" officeooo:paragraph-rsid="00145d12" style:font-size-asian="15.75pt" style:font-weight-asian="normal" style:font-size-complex="18pt" style:font-weight-complex="normal"/>
    </style:style>
    <style:style style:name="P46" style:family="paragraph" style:parent-style-name="Heading_20_2">
      <style:text-properties style:font-name="Ubuntu1" fo:font-size="18pt" style:text-underline-style="none" fo:font-weight="normal" officeooo:rsid="0015f7f7" officeooo:paragraph-rsid="0015f7f7" style:font-size-asian="15.75pt" style:font-weight-asian="normal" style:font-size-complex="18pt" style:font-weight-complex="normal"/>
    </style:style>
    <style:style style:name="P47" style:family="paragraph" style:parent-style-name="Heading_20_2">
      <style:paragraph-properties fo:break-before="page"/>
      <style:text-properties style:font-name="Ubuntu1" fo:font-size="18pt" fo:font-style="italic" style:text-underline-style="none" fo:font-weight="normal" officeooo:rsid="001b2655" officeooo:paragraph-rsid="001b2655" style:font-size-asian="15.75pt" style:font-style-asian="italic" style:font-weight-asian="normal" style:font-size-complex="18pt" style:font-style-complex="italic" style:font-weight-complex="normal"/>
    </style:style>
    <style:style style:name="P48" style:family="paragraph" style:parent-style-name="Heading_20_1">
      <style:paragraph-properties fo:break-before="page"/>
      <style:text-properties style:font-name="Ubuntu1" fo:font-size="20pt" style:text-underline-style="solid" style:text-underline-width="auto" style:text-underline-color="font-color" fo:font-weight="normal" officeooo:rsid="00145d12" officeooo:paragraph-rsid="00145d12" style:font-size-asian="20pt" style:font-weight-asian="normal" style:font-size-complex="20pt" style:font-weight-complex="normal"/>
    </style:style>
    <style:style style:name="P4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35349"/>
    </style:style>
    <style:style style:name="T2" style:family="text">
      <style:text-properties style:font-name="Ubuntu1" officeooo:rsid="001820a9"/>
    </style:style>
    <style:style style:name="T3" style:family="text">
      <style:text-properties style:font-name="Ubuntu1" style:text-underline-style="none" fo:font-weight="normal" officeooo:rsid="0016854b" style:font-weight-asian="normal" style:font-weight-complex="normal"/>
    </style:style>
    <style:style style:name="T4" style:family="text">
      <style:text-properties style:font-name="Ubuntu1" style:text-underline-style="none" fo:font-weight="normal" officeooo:rsid="001b2655" style:font-weight-asian="normal" style:font-weight-complex="normal"/>
    </style:style>
    <style:style style:name="T5" style:family="text">
      <style:text-properties style:font-name="Ubuntu1" style:text-underline-style="none" fo:font-weight="normal" officeooo:rsid="001c6aba" style:font-weight-asian="normal" style:font-weight-complex="normal"/>
    </style:style>
    <style:style style:name="T6" style:family="text">
      <style:text-properties style:font-name="Ubuntu1" style:text-underline-style="none" fo:font-weight="normal" officeooo:rsid="0023d9c6" style:font-weight-asian="normal" style:font-weight-complex="normal"/>
    </style:style>
    <style:style style:name="T7" style:family="text">
      <style:text-properties style:font-name="Ubuntu1" style:text-underline-style="none" fo:font-weight="normal" officeooo:rsid="002f3693" style:font-weight-asian="normal" style:font-weight-complex="normal"/>
    </style:style>
    <style:style style:name="T8" style:family="text">
      <style:text-properties style:font-name="Ubuntu1" style:text-underline-style="none" fo:font-weight="normal" officeooo:rsid="0033fdee" style:font-weight-asian="normal" style:font-weight-complex="normal"/>
    </style:style>
    <style:style style:name="T9" style:family="text">
      <style:text-properties style:font-name="Ubuntu1" fo:font-style="italic" style:text-underline-style="none" fo:font-weight="normal" officeooo:rsid="0023d9c6" style:font-style-asian="italic" style:font-weight-asian="normal" style:font-style-complex="italic" style:font-weight-complex="normal"/>
    </style:style>
    <style:style style:name="T10" style:family="text">
      <style:text-properties officeooo:rsid="00145d12"/>
    </style:style>
    <style:style style:name="T11" style:family="text">
      <style:text-properties fo:font-weight="normal" officeooo:rsid="00145d12" style:font-weight-asian="normal" style:font-weight-complex="normal"/>
    </style:style>
    <style:style style:name="T12" style:family="text">
      <style:text-properties fo:font-weight="normal" officeooo:rsid="001efa35" style:font-weight-asian="normal" style:font-weight-complex="normal"/>
    </style:style>
    <style:style style:name="T13" style:family="text">
      <style:text-properties fo:font-weight="normal" officeooo:rsid="00210e6d" style:font-weight-asian="normal" style:font-weight-complex="normal"/>
    </style:style>
    <style:style style:name="T14" style:family="text">
      <style:text-properties fo:font-weight="normal" officeooo:rsid="00228077" style:font-weight-asian="normal" style:font-weight-complex="normal"/>
    </style:style>
    <style:style style:name="T15" style:family="text">
      <style:text-properties fo:font-weight="normal" officeooo:rsid="00256aea" style:font-weight-asian="normal" style:font-weight-complex="normal"/>
    </style:style>
    <style:style style:name="T16" style:family="text">
      <style:text-properties fo:font-weight="normal" officeooo:rsid="00228077" style:font-size-asian="12pt" style:font-weight-asian="normal" style:font-weight-complex="normal"/>
    </style:style>
    <style:style style:name="T17" style:family="text">
      <style:text-properties fo:font-weight="normal" officeooo:rsid="002358bc" style:font-size-asian="12pt" style:font-weight-asian="normal" style:font-weight-complex="normal"/>
    </style:style>
    <style:style style:name="T18" style:family="text">
      <style:text-properties fo:font-size="18pt" fo:font-weight="normal" officeooo:rsid="00228077" style:font-size-asian="18pt" style:font-weight-asian="normal" style:font-size-complex="18pt" style:font-weight-complex="normal"/>
    </style:style>
    <style:style style:name="T19" style:family="text">
      <style:text-properties fo:font-size="18pt" fo:font-weight="normal" officeooo:rsid="0029043e" style:font-size-asian="18pt" style:font-weight-asian="normal" style:font-size-complex="18pt" style:font-weight-complex="normal"/>
    </style:style>
    <style:style style:name="T20" style:family="text">
      <style:text-properties officeooo:rsid="001c9c47"/>
    </style:style>
    <style:style style:name="T21" style:family="text">
      <style:text-properties officeooo:rsid="001d4c02"/>
    </style:style>
    <style:style style:name="T22" style:family="text">
      <style:text-properties officeooo:rsid="001efa35"/>
    </style:style>
    <style:style style:name="T23" style:family="text">
      <style:text-properties officeooo:rsid="001f7316"/>
    </style:style>
    <style:style style:name="T24" style:family="text">
      <style:text-properties fo:font-style="normal" fo:font-weight="normal" officeooo:rsid="00228077" style:font-size-asian="12pt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9f8f6" style:font-size-asian="12pt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b45a0" style:font-size-asian="12pt" style:font-style-asian="normal" style:font-weight-asian="normal" style:font-style-complex="normal" style:font-weight-complex="normal"/>
    </style:style>
    <style:style style:name="T27" style:family="text">
      <style:text-properties officeooo:rsid="002f3693"/>
    </style:style>
    <style:style style:name="T28" style:family="text">
      <style:text-properties officeooo:rsid="0030a3e5"/>
    </style:style>
    <style:style style:name="T29" style:family="text">
      <style:text-properties officeooo:rsid="0033fdee"/>
    </style:style>
    <style:style style:name="T30" style:family="text">
      <style:text-properties officeooo:rsid="00355a2e"/>
    </style:style>
    <style:style style:name="T31" style:family="text">
      <style:text-properties officeooo:rsid="0036520b"/>
    </style:style>
    <style:style style:name="T32" style:family="text">
      <style:text-properties officeooo:rsid="00372863"/>
    </style:style>
    <style:style style:name="T33" style:family="text">
      <style:text-properties officeooo:rsid="0038637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8">Vorläufiger Schnittstellenentwurf</text:p>
      <text:p text:style-name="P7"/>
      <text:p text:style-name="P7"/>
      <text:p text:style-name="P7"/>
      <text:p text:style-name="P7"/>
      <text:p text:style-name="P7"/>
      <text:p text:style-name="P6"><text:tab/>Autoren:</text:p>
      <text:p text:style-name="P4"><text:span text:style-name="T10"><text:tab/><text:tab/></text:span><text:span text:style-name="T11">Kathrin Holzmann <text:tab/><text:tab/>20228</text:span></text:p>
      <text:p text:style-name="P4"><text:span text:style-name="T11"><text:tab/><text:tab/>Rainer Hihn<text:tab/><text:tab/><text:tab/></text:span><text:span text:style-name="T15">19859</text:span></text:p>
      <text:p text:style-name="P4"><text:span text:style-name="T11"><text:tab/><text:tab/>Florian Rosenkranz<text:tab/><text:tab/></text:span><text:span text:style-name="T15">19895</text:span></text:p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9">Inhalt</text:p>
          </text:index-title>
          <text:p text:style-name="P50">Datenrahmen<text:tab/>3</text:p>
          <text:p text:style-name="P49">Client-ID <text:tab/>3</text:p>
          <text:p text:style-name="P49">Typ<text:tab/>3</text:p>
          <text:p text:style-name="P49">Daten<text:tab/>3</text:p>
          <text:p text:style-name="P50">Server<text:tab/>4</text:p>
          <text:p text:style-name="P49">Login-Thread<text:tab/>4</text:p>
          <text:p text:style-name="P49">Client-Liste <text:tab/>4</text:p>
          <text:p text:style-name="P49">Client-Thread<text:tab/>5</text:p>
          <text:p text:style-name="P49">Loader<text:tab/>6</text:p>
          <text:p text:style-name="P50">Client<text:tab/>7</text:p>
          <text:p text:style-name="P49">Command-Thread<text:tab/>7</text:p>
          <text:p text:style-name="P49">Fragenwechsel-Thread<text:tab/>7</text:p>
          <text:p text:style-name="P49">Listener-Thread<text:tab/>7</text:p>
        </text:index-body>
      </text:table-of-content>
      <text:p text:style-name="P5"/>
      <text:h text:style-name="P48" text:outline-level="1">Datenrahmen</text:h>
      <text:p text:style-name="P25"><text:span text:style-name="T13"><text:s/>0<text:tab/><text:tab/><text:tab/> 1<text:tab/><text:tab/><text:tab/></text:span><text:span text:style-name="T13"> 2 </text:span></text:p>
      <text:p text:style-name="P13"><text:s/>0 1 2 3 4 5 6 7 8 9 0 1 2 3 4 5 6 7 8 9 0 </text:p>
      <text:p text:style-name="P13"><text:s/>+-+-+-+-+-+-+-+-+-+-+-+-+-+-+-+-+-+-+-+-+-+ </text:p>
      <text:p text:style-name="P14"><text:s/>| Client| <text:s/>Typ <text:s/>| / <text:s text:c="5"/>Daten <text:s text:c="11"/>/ </text:p>
      <text:p text:style-name="P12"><text:span text:style-name="T13"><text:s/>| <text:s/></text:span><text:span text:style-name="T14">ID</text:span><text:span text:style-name="T13"> <text:s text:c="2"/>| <text:s text:c="6"/>| / <text:s text:c="22"/>/</text:span></text:p>
      <text:p text:style-name="P13"><text:s/>+-+-+-+-+-+-+-+-+-+-+-+-+-+-+-+-+-+-+-+-+-+ </text:p>
      <text:h text:style-name="Heading_20_2" text:outline-level="2"><text:span text:style-name="T18">Client</text:span><text:span text:style-name="T19">-</text:span><text:span text:style-name="T18">ID</text:span><text:span text:style-name="T12"> </text:span></text:h>
      <text:p text:style-name="P38">Die Client-ID wird vom Server beim ersten Login gesetzt und jedem Client eindeutig zugeordnet. Es handelt sich hierbei um einen eindeutigen 3 Bit Integer-Wert. Durch diese 3 Bit ergibt sich eine maximale Anzahl an Clients von 8. </text:p>
      <text:h text:style-name="P40" text:outline-level="2">Typ</text:h>
      <text:p text:style-name="P17"><text:span text:style-name="T24">Das Typ</text:span><text:span text:style-name="T26">-F</text:span><text:span text:style-name="T24">eld entspricht eine</text:span><text:span text:style-name="T25">m </text:span><text:span text:style-name="T24">8 Bit Integer</text:span><text:span text:style-name="T25">-Wert</text:span><text:span text:style-name="T24">. </text:span><text:span text:style-name="T26">Der Wert im Feld Typ gibt an von welcher Art die nachfolgenden Daten sind (Login, Logout, etc)</text:span><text:span text:style-name="T14">. </text:span></text:p>
      <text:h text:style-name="P41" text:outline-level="2">Daten</text:h>
      <text:p text:style-name="P18"><text:span text:style-name="T16">Hierbei handelt es sich entweder um </text:span><text:span text:style-name="T17">die Frage bzw. die vom Spieler ausgewählte Antwort</text:span><text:span text:style-name="T16"> oder aber zusätzliche Befehlsinformationen wie z.B. </text:span><text:span text:style-name="T17">Punktestand.</text:span><text:span text:style-name="T14"> </text:span></text:p>
      <text:h text:style-name="P48" text:outline-level="1">Server</text:h>
      <text:h text:style-name="P42" text:outline-level="2">Login<text:span text:style-name="T27">-</text:span>Thread</text:h>
      <text:p text:style-name="P11"><text:span text:style-name="T6">Dieser Thread wird beim Starten des Servers </text:span><text:span text:style-name="T9">geforked</text:span><text:span text:style-name="T6">, das heißt automatisch mit gestartet. Sobald eine Anmeldung am Server erfolgreich ist, werden die nötigen Informationen an die Client</text:span><text:span text:style-name="T7">l</text:span><text:span text:style-name="T6">iste übertragen. Hierbei wird auch ein separater Client</text:span><text:span text:style-name="T7">-</text:span><text:span text:style-name="T6">Thread pro Client gestartet, dieser warte</text:span><text:span text:style-name="T7">t</text:span><text:span text:style-name="T6"> nun auf Befehle. </text:span></text:p>
      <text:p text:style-name="P19"/>
      <text:h text:style-name="P44" text:outline-level="2">Client<text:span text:style-name="T27">-</text:span>Liste </text:h>
      <text:p text:style-name="P19">Speicherung und Verwaltung wichtiger Informationen, die für die Client<text:span text:style-name="T27">k</text:span>ommunikation nötig sind:</text:p>
      <text:list xml:id="list1208580898" text:style-name="L1">
        <text:list-item>
          <text:p text:style-name="P37">Client<text:span text:style-name="T28">-</text:span>Socket </text:p>
        </text:list-item>
        <text:list-item>
          <text:p text:style-name="P37">Client<text:span text:style-name="T28">-</text:span>ID </text:p>
        </text:list-item>
        <text:list-item>
          <text:p text:style-name="P37">Client<text:span text:style-name="T28">-</text:span>Name </text:p>
        </text:list-item>
        <text:list-item>
          <text:p text:style-name="P37">Client<text:span text:style-name="T28">-</text:span>Rolle (Spielleiter / Spieler)</text:p>
        </text:list-item>
        <text:list-item>
          <text:p text:style-name="P37">Punktestand</text:p>
        </text:list-item>
        <text:list-item>
          <text:p text:style-name="P37">Status </text:p>
        </text:list-item>
      </text:list>
      <text:p text:style-name="P19"/>
      <text:p text:style-name="P24"/>
      <text:h text:style-name="P42" text:outline-level="2">Client<text:span text:style-name="T29">-</text:span>Thread</text:h>
      <text:p text:style-name="P19">Befehlsliste, die der Client<text:span text:style-name="T29">-</text:span>Thread im Datenrahmen übertragen kann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3">Typ</text:p>
          </table:table-cell>
          <table:table-cell table:style-name="Table3.A1" office:value-type="string">
            <text:p text:style-name="P33">Befehl</text:p>
          </table:table-cell>
          <table:table-cell table:style-name="Table3.C1" office:value-type="string">
            <text:p text:style-name="P34">Inhalt</text:p>
          </table:table-cell>
        </table:table-row>
        <table:table-row>
          <table:table-cell table:style-name="Table3.A2" office:value-type="float" office:value="0">
            <text:p text:style-name="P27">0</text:p>
          </table:table-cell>
          <table:table-cell table:style-name="Table3.B2" office:value-type="string">
            <text:p text:style-name="P27">login</text:p>
          </table:table-cell>
          <table:table-cell table:style-name="Table3.C2" office:value-type="string">
            <text:p text:style-name="P26"><text:span text:style-name="T23">L</text:span><text:span text:style-name="T22">ogin</text:span><text:span text:style-name="T29">-</text:span><text:span text:style-name="T22">Name</text:span></text:p>
          </table:table-cell>
        </table:table-row>
        <table:table-row>
          <table:table-cell table:style-name="Table3.A2" office:value-type="float" office:value="1">
            <text:p text:style-name="P27">1</text:p>
          </table:table-cell>
          <table:table-cell table:style-name="Table3.B2" office:value-type="string">
            <text:p text:style-name="P26"><text:span text:style-name="T23">l</text:span><text:span text:style-name="T22">og</text:span><text:span text:style-name="T23">out</text:span></text:p>
          </table:table-cell>
          <table:table-cell table:style-name="Table3.C2" office:value-type="string">
            <text:p text:style-name="P27"/>
          </table:table-cell>
        </table:table-row>
        <table:table-row>
          <table:table-cell table:style-name="Table3.A2" office:value-type="float" office:value="2">
            <text:p text:style-name="P27">2</text:p>
          </table:table-cell>
          <table:table-cell table:style-name="Table3.B2" office:value-type="string">
            <text:p text:style-name="P27">response</text:p>
          </table:table-cell>
          <table:table-cell table:style-name="Table3.C2" office:value-type="string">
            <text:p text:style-name="P27">Ausgewählte Antwort</text:p>
          </table:table-cell>
        </table:table-row>
        <table:table-row>
          <table:table-cell table:style-name="Table3.A2" office:value-type="float" office:value="3">
            <text:p text:style-name="P28">3</text:p>
          </table:table-cell>
          <table:table-cell table:style-name="Table3.B2" office:value-type="string">
            <text:p text:style-name="P28">question_set</text:p>
          </table:table-cell>
          <table:table-cell table:style-name="Table3.C2" office:value-type="string">
            <text:p text:style-name="P28">Ausgewählter Fragenkatalog</text:p>
          </table:table-cell>
        </table:table-row>
        <table:table-row>
          <table:table-cell table:style-name="Table3.A2" office:value-type="float" office:value="4">
            <text:p text:style-name="P28">4</text:p>
          </table:table-cell>
          <table:table-cell table:style-name="Table3.B2" office:value-type="string">
            <text:p text:style-name="P28">start</text:p>
          </table:table-cell>
          <table:table-cell table:style-name="Table3.C2" office:value-type="string">
            <text:p text:style-name="P28">Spiel starten</text:p>
          </table:table-cell>
        </table:table-row>
        <table:table-row>
          <table:table-cell table:style-name="Table3.A2" office:value-type="float" office:value="5">
            <text:p text:style-name="P28">5</text:p>
          </table:table-cell>
          <table:table-cell table:style-name="Table3.B2" office:value-type="string">
            <text:p text:style-name="P28">question</text:p>
          </table:table-cell>
          <table:table-cell table:style-name="Table3.C2" office:value-type="string">
            <text:p text:style-name="P28">Frage stellen</text:p>
          </table:table-cell>
        </table:table-row>
        <table:table-row>
          <table:table-cell table:style-name="Table3.A2" office:value-type="float" office:value="6">
            <text:p text:style-name="P28">6</text:p>
          </table:table-cell>
          <table:table-cell table:style-name="Table3.B2" office:value-type="string">
            <text:p text:style-name="P28">question_request</text:p>
          </table:table-cell>
          <table:table-cell table:style-name="Table3.C2" office:value-type="string">
            <text:p text:style-name="P28">Nächste Frage</text:p>
          </table:table-cell>
        </table:table-row>
        <table:table-row>
          <table:table-cell table:style-name="Table3.A2" office:value-type="float" office:value="7">
            <text:p text:style-name="P28">7</text:p>
          </table:table-cell>
          <table:table-cell table:style-name="Table3.B2" office:value-type="string">
            <text:p text:style-name="P28">game_won</text:p>
          </table:table-cell>
          <table:table-cell table:style-name="Table3.C2" office:value-type="string">
            <text:p text:style-name="P28">Spiel gewonnen</text:p>
          </table:table-cell>
        </table:table-row>
        <table:table-row>
          <table:table-cell table:style-name="Table3.A2" office:value-type="float" office:value="8">
            <text:p text:style-name="P28">8</text:p>
          </table:table-cell>
          <table:table-cell table:style-name="Table3.B2" office:value-type="string">
            <text:p text:style-name="P28">charts</text:p>
          </table:table-cell>
          <table:table-cell table:style-name="Table3.C2" office:value-type="string">
            <text:p text:style-name="P28">Rangliste</text:p>
          </table:table-cell>
        </table:table-row>
        <table:table-row>
          <table:table-cell table:style-name="Table3.A2" office:value-type="float" office:value="50">
            <text:p text:style-name="P28">50</text:p>
          </table:table-cell>
          <table:table-cell table:style-name="Table3.B2" office:value-type="string">
            <text:p text:style-name="P28">player_overflow</text:p>
          </table:table-cell>
          <table:table-cell table:style-name="Table3.C2" office:value-type="string">
            <text:p text:style-name="P28">Zu viele Spieler</text:p>
          </table:table-cell>
        </table:table-row>
        <table:table-row>
          <table:table-cell table:style-name="Table3.A2" office:value-type="float" office:value="51">
            <text:p text:style-name="P28">51</text:p>
          </table:table-cell>
          <table:table-cell table:style-name="Table3.B2" office:value-type="string">
            <text:p text:style-name="P28">leader_quit</text:p>
          </table:table-cell>
          <table:table-cell table:style-name="Table3.C2" office:value-type="string">
            <text:p text:style-name="P28">Spielleiter hat das Spiel verlassen.</text:p>
          </table:table-cell>
        </table:table-row>
        <table:table-row>
          <table:table-cell table:style-name="Table3.A2" office:value-type="float" office:value="52">
            <text:p text:style-name="P28">52</text:p>
          </table:table-cell>
          <table:table-cell table:style-name="Table3.B2" office:value-type="string">
            <text:p text:style-name="P28">no_question_set</text:p>
          </table:table-cell>
          <table:table-cell table:style-name="Table3.C2" office:value-type="string">
            <text:p text:style-name="P28">Kein Fragenkatalog ausgewählt</text:p>
          </table:table-cell>
        </table:table-row>
      </table:table>
      <text:p text:style-name="P21">Tabelle der Datenrahmentypen und deren Inhalt</text:p>
      <text:h text:style-name="P43" text:outline-level="2"/>
      <text:h text:style-name="P47" text:outline-level="2">Loader</text:h>
      <text:p text:style-name="P10"><text:span text:style-name="T4">Erhält durch den Client</text:span><text:span text:style-name="T8">-</text:span><text:span text:style-name="T4">Thread Loader</text:span><text:span text:style-name="T8">-</text:span><text:span text:style-name="T4">Kommandos </text:span><text:span text:style-name="T5">und führt eine Aktion mit anschließende</text:span><text:span text:style-name="T8">r Antwort</text:span><text:span text:style-name="T5"> aus.</text:span>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Kommando</text:p>
          </table:table-cell>
          <table:table-cell table:style-name="Table1.B1" office:value-type="string">
            <text:p text:style-name="P35">Bedeutung</text:p>
          </table:table-cell>
        </table:table-row>
        <table:table-row>
          <table:table-cell table:style-name="Table1.A2" office:value-type="string">
            <text:p text:style-name="P29">LOAD</text:p>
          </table:table-cell>
          <table:table-cell table:style-name="Table1.B2" office:value-type="string">
            <text:p text:style-name="P29">Fragenkatalog in den Shared Memory Laden</text:p>
          </table:table-cell>
        </table:table-row>
        <table:table-row>
          <table:table-cell table:style-name="Table1.A2" office:value-type="string">
            <text:p text:style-name="P29">BROWSE</text:p>
          </table:table-cell>
          <table:table-cell table:style-name="Table1.B2" office:value-type="string">
            <text:p text:style-name="P29">Liste aller Fragenkataloge auf der Standardausgabe ausgeben</text:p>
          </table:table-cell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Meldung</text:p>
          </table:table-cell>
          <table:table-cell table:style-name="Table2.B1" office:value-type="string">
            <text:p text:style-name="P36">Bedeutung</text:p>
          </table:table-cell>
        </table:table-row>
        <table:table-row>
          <table:table-cell table:style-name="Table2.A2" office:value-type="string">
            <text:p text:style-name="P31">LOADED, SIZE = n</text:p>
          </table:table-cell>
          <table:table-cell table:style-name="Table2.B2" office:value-type="string">
            <text:p text:style-name="P31">Katalog mit n Fragen erfolgreich geladen</text:p>
          </table:table-cell>
        </table:table-row>
        <table:table-row>
          <table:table-cell table:style-name="Table2.A2" office:value-type="string">
            <text:p text:style-name="P31">ERROR: CANNOT OPEN FILE</text:p>
          </table:table-cell>
          <table:table-cell table:style-name="Table2.B2" office:value-type="string">
            <text:p text:style-name="P31">Fragenkatalog konnte nicht geöffnet werden</text:p>
          </table:table-cell>
        </table:table-row>
        <table:table-row>
          <table:table-cell table:style-name="Table2.A2" office:value-type="string">
            <text:p text:style-name="P31">ERROR: CANNOT READ FILE</text:p>
          </table:table-cell>
          <table:table-cell table:style-name="Table2.B2" office:value-type="string">
            <text:p text:style-name="P31">Fehler beim Lesen aus dem Fragenkatalog</text:p>
          </table:table-cell>
        </table:table-row>
        <table:table-row>
          <table:table-cell table:style-name="Table2.A2" office:value-type="string">
            <text:p text:style-name="P31">ERROR: INVALID CATALOG</text:p>
          </table:table-cell>
          <table:table-cell table:style-name="Table2.B2" office:value-type="string">
            <text:p text:style-name="P30"><text:span text:style-name="T20">Übergebene </text:span><text:span text:style-name="T21">Datei ist kein gültiger Fragenkatalog</text:span></text:p>
          </table:table-cell>
        </table:table-row>
        <table:table-row>
          <table:table-cell table:style-name="Table2.A2" office:value-type="string">
            <text:p text:style-name="P31">ERROR: CANNOT USE SHARED MEMORY</text:p>
          </table:table-cell>
          <table:table-cell table:style-name="Table2.B2" office:value-type="string">
            <text:p text:style-name="P32">Fehler bei der Verwendung des Shared Memory</text:p>
          </table:table-cell>
        </table:table-row>
        <table:table-row>
          <table:table-cell table:style-name="Table2.A2" office:value-type="string">
            <text:p text:style-name="P31">ERROR: OUT OF MEMORY</text:p>
          </table:table-cell>
          <table:table-cell table:style-name="Table2.B2" office:value-type="string">
            <text:p text:style-name="P32">Zu wenig freier Hauptspeicher</text:p>
          </table:table-cell>
        </table:table-row>
      </table:table>
      <text:p text:style-name="P23">Übernommen aus “Systemprogrammierung unter Linux, Client- Server Projekt Multiplayer Quiz” Seite 8</text:p>
      <text:h text:style-name="P48" text:outline-level="1">Client</text:h>
      <text:h text:style-name="P45" text:outline-level="2">Command<text:span text:style-name="T30">-</text:span>Thread</text:h>
      <text:p text:style-name="P15">Besitzt die eigentliche Verbindung zum Client<text:span text:style-name="T30">-</text:span>Thread des Servers. Somit besteht eine eindeutige Socket<text:span text:style-name="T30">v</text:span>erbindung zwischen Client und Server. </text:p>
      <text:p text:style-name="P15">Der Command<text:span text:style-name="T30">-</text:span>Thread sendet die eigentlichen Befehle aus Server<text:span text:style-name="T30">- / </text:span>Client<text:span text:style-name="T30">-</text:span>Thread an den Server. </text:p>
      <text:h text:style-name="P45" text:outline-level="2">Fragenwechsel<text:span text:style-name="T30">-</text:span>Thread</text:h>
      <text:p text:style-name="P9"><text:span text:style-name="T3">Verantwortlich für die Warteze</text:span><text:span text:style-name="T6">it zwischen den Fragen</text:span><text:span text:style-name="T3"> und das Anfordern neuer Fragen.</text:span></text:p>
      <text:h text:style-name="P46" text:outline-level="2">Listener<text:span text:style-name="T30">-</text:span>Thread</text:h>
      <text:p text:style-name="P15">Dieser Thread achtet auf Broadcasts vom Server zur Aktualisierung des Punktestands. Au<text:span text:style-name="T31">ß</text:span>erdem <text:span text:style-name="T32">achtet er </text:span><text:span text:style-name="T33">auf </text:span>die Eingaben der Benutzer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FreeMono" svg:font-family="FreeMono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Ubuntu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Ubuntu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1" fo:font-style="italic" officeooo:paragraph-rsid="00135349" style:font-style-asian="italic" style:font-style-complex="italic"/>
    </style:style>
    <style:style style:name="MP2" style:family="paragraph" style:parent-style-name="Footer">
      <style:paragraph-properties fo:text-align="start" style:justify-single-word="false"/>
      <style:text-properties style:font-name="Ubuntu1" officeooo:rsid="001820a9" officeooo:paragraph-rsid="001820a9"/>
    </style:style>
    <style:style style:name="MP3" style:family="paragraph" style:parent-style-name="Footer">
      <style:paragraph-properties fo:text-align="start" style:justify-single-word="false"/>
      <style:text-properties officeooo:paragraph-rsid="001820a9"/>
    </style:style>
    <style:style style:name="MT1" style:family="text">
      <style:text-properties officeooo:rsid="00135349"/>
    </style:style>
    <style:style style:name="MT2" style:family="text">
      <style:text-properties style:font-name="Ubuntu1" officeooo:rsid="001820a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Systemprogrammierung SS11<text:tab/><text:tab/></text:span><text:span text:style-name="MT1"><text:date style:data-style-name="N80" text:date-value="2011-03-22T11:59:02.96" text:fixed="true">22. Mrz. 2011</text:date></text:span></text:p>
      </style:header>
      <style:footer>
        <text:p text:style-name="MP2">Kathrin Holzmann</text:p>
        <text:p text:style-name="MP2">Rainer Hihn</text:p>
        <text:p text:style-name="MP3"><text:span text:style-name="MT2">Florian Rosenkranz<text:tab/><text:tab/></text:span><text:page-number text:select-page="current" text:page-adjust="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thrin Holzmann</meta:initial-creator>
    <meta:creation-date>2011-03-22T11:40:03</meta:creation-date>
    <dc:date>2011-03-25T16:09:37</dc:date>
    <dc:creator>Kathrin Holzmann</dc:creator>
    <meta:editing-duration>PT07H31M57S</meta:editing-duration>
    <meta:editing-cycles>29</meta:editing-cycles>
    <meta:generator>OpenOffice.org/3.2$Linux OpenOffice.org_project/320m19$Build-9505</meta:generator>
    <meta:document-statistic meta:table-count="3" meta:image-count="0" meta:object-count="0" meta:page-count="7" meta:paragraph-count="119" meta:word-count="482" meta:character-count="3390"/>
  </office:meta>
</office:document-meta>
</file>